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Pictures/10000000000000200000002000309F1C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e6e6e6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41cm" fo:min-width="2.042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8cm" fo:min-width="2.042cm"/>
    </style:style>
    <style:style style:name="gr4" style:family="graphic" style:parent-style-name="standard">
      <style:graphic-properties svg:stroke-color="#000080" draw:fill="solid" draw:fill-color="#99ccff" draw:textarea-horizontal-align="justify" draw:textarea-vertical-align="middle" draw:auto-grow-height="false"/>
    </style:style>
    <style:style style:name="gr5" style:family="graphic" style:parent-style-name="standard">
      <style:graphic-properties svg:stroke-color="#333333" draw:fill="solid" draw:fill-color="#808080" draw:textarea-horizontal-align="justify" draw:textarea-vertical-align="middle" draw:auto-grow-height="false"/>
    </style:style>
    <style:style style:name="gr6" style:family="graphic" style:parent-style-name="standard">
      <style:graphic-properties svg:stroke-color="#000000" draw:marker-end="Arrowheads_20_1" draw:marker-end-width="0.3cm" draw:textarea-horizontal-align="center" draw:textarea-vertical-align="middle"/>
    </style:style>
    <style:style style:name="gr7" style:family="graphic" style:parent-style-name="standard">
      <style:graphic-properties draw:stroke="dash" draw:stroke-dash="Ultrafine_20_Dashed" svg:stroke-color="#000000" draw:marker-end="Arrowheads_20_1" draw:marker-end-width="0.3cm"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4.5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941cm"/>
    </style:style>
    <style:style style:name="gr10" style:family="graphic" style:parent-style-name="standard">
      <style:graphic-properties draw:stroke="dash" draw:stroke-dash="Ultrafine_20_Dashed" svg:stroke-color="#000080" draw:fill="solid" draw:fill-color="#ffffff" draw:textarea-horizontal-align="justify" draw:textarea-vertical-align="middle" draw:auto-grow-height="false"/>
    </style:style>
    <style:style style:name="gr11" style:family="graphic" style:parent-style-name="objectwithoutfill">
      <style:graphic-properties draw:stroke="dash" draw:stroke-dash="Ultrafine_20_Dashed" draw:marker-end="Arrow" draw:marker-end-width="0.3cm" draw:fill="none" draw:textarea-horizontal-align="center" draw:textarea-vertical-align="middle"/>
    </style:style>
    <style:style style:name="gr12" style:family="graphic" style:parent-style-name="objectwithoutfill">
      <style:graphic-properties draw:marker-start="Arrow" draw:marker-start-width="0.3cm" draw:marker-end="Arrow" draw:marker-end-width="0.3cm" draw:fill="none" draw:textarea-horizontal-align="center" draw:textarea-vertical-align="middle"/>
    </style:style>
    <style:style style:name="gr13" style:family="graphic" style:parent-style-name="objectwithoutfill">
      <style:graphic-properties draw:stroke="solid" draw:stroke-dash="Ultrafine_20_Dashed" draw:marker-end="Arrow" draw:marker-end-width="0.3cm" draw:fill="none" draw:textarea-horizontal-align="center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5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style:paragraph-properties fo:text-align="center"/>
      <style:text-properties fo:color="#000000" fo:font-size="10pt" fo:font-weight="bold" style:font-size-asian="10pt" style:font-weight-asian="bold" style:font-size-complex="10pt" style:font-weight-complex="bold"/>
    </style:style>
    <style:style style:name="P4" style:family="paragraph">
      <style:paragraph-properties fo:text-align="center"/>
      <style:text-properties fo:color="#ffffff" fo:font-size="10pt" fo:font-weight="bold" style:font-size-asian="10pt" style:font-weight-asian="bold" style:font-size-complex="10pt" style:font-weight-complex="bold"/>
    </style:style>
    <style:style style:name="P5" style:family="paragraph">
      <style:text-properties fo:font-size="11pt" style:font-size-asian="11pt" style:font-size-complex="11pt"/>
    </style:style>
    <style:style style:name="P6" style:family="paragraph">
      <style:paragraph-properties fo:text-align="end"/>
    </style:style>
    <style:style style:name="P7" style:family="paragraph">
      <style:text-properties fo:font-size="13pt" style:font-size-asian="13pt" style:font-size-complex="13pt"/>
    </style:style>
    <style:style style:name="T1" style:family="text">
      <style:text-properties fo:font-size="18pt" fo:font-weight="bold" style:font-size-asian="18pt" style:font-weight-asian="bold" style:font-size-complex="18pt" style:font-weight-complex="bold"/>
    </style:style>
    <style:style style:name="T2" style:family="text">
      <style:text-properties fo:font-size="26pt" fo:font-weight="bold" style:font-size-asian="26pt" style:font-weight-asian="bold" style:font-size-complex="26pt" style:font-weight-complex="bold"/>
    </style:style>
    <style:style style:name="T3" style:family="text">
      <style:text-properties fo:font-size="16pt" fo:font-weight="bold" style:font-size-asian="16pt" style:font-weight-asian="bold" style:font-size-complex="16pt" style:font-weight-complex="bold"/>
    </style:style>
    <style:style style:name="T4" style:family="text">
      <style:text-properties fo:color="#000000" fo:font-size="11pt" fo:font-weight="bold" style:font-size-asian="11pt" style:font-weight-asian="bold" style:font-size-complex="11pt" style:font-weight-complex="bold"/>
    </style:style>
    <style:style style:name="T5" style:family="text">
      <style:text-properties fo:color="#ffffff" fo:font-size="10pt" fo:font-weight="bold" style:font-size-asian="10pt" style:font-weight-asian="bold" style:font-size-complex="10pt" style:font-weight-complex="bold"/>
    </style:style>
    <style:style style:name="T6" style:family="text">
      <style:text-properties fo:font-size="11pt" style:font-size-asian="11pt" style:font-size-complex="11pt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color="#000000" fo:font-size="10pt" fo:font-weight="normal" style:font-size-asian="10pt" style:font-weight-asian="normal" style:font-size-complex="10pt" style:font-weight-complex="normal"/>
    </style:style>
    <style:style style:name="T9" style:family="text">
      <style:text-properties fo:color="#ffffff" fo:font-size="10pt" fo:font-weight="normal" style:font-size-asian="10pt" style:font-weight-asian="normal" style:font-size-complex="10pt" style:font-weight-complex="normal"/>
    </style:style>
    <style:style style:name="T10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2.586cm" svg:height="3.384cm" svg:x="1.384cm" svg:y="23.68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draw:layer="layout" svg:width="13.335cm" svg:height="1.941cm" svg:x="0.735cm" svg:y="0.725cm">
          <draw:text-box>
            <text:p><text:span text:style-name="T1">MoveIt</text:span></text:p>
            <text:p><text:span text:style-name="T2">Benchmarking</text:span></text:p>
          </draw:text-box>
        </draw:frame>
        <draw:frame draw:style-name="gr3" draw:layer="layout" svg:width="8.51cm" svg:height="0.992cm" svg:x="1.175cm" svg:y="22.86cm">
          <draw:text-box>
            <text:p><text:span text:style-name="T3">Legend</text:span></text:p>
          </draw:text-box>
        </draw:frame>
        <draw:custom-shape draw:style-name="gr4" draw:text-style-name="P3" draw:layer="layout" svg:width="3.645cm" svg:height="1.14cm" svg:x="2.368cm" svg:y="24.123cm">
          <text:p text:style-name="P1"><text:span text:style-name="T4">Executabl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draw:layer="layout" svg:width="3.646cm" svg:height="1.191cm" svg:x="2.34cm" svg:y="25.501cm">
          <text:p text:style-name="P1"><text:span text:style-name="T5">Data Fil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1" draw:layer="layout" svg:x1="6.491cm" svg:y1="24.578cm" svg:x2="8.521cm" svg:y2="24.578cm">
          <text:p/>
        </draw:line>
        <draw:line draw:style-name="gr7" draw:text-style-name="P1" draw:layer="layout" svg:x1="6.492cm" svg:y1="25.219cm" svg:x2="8.522cm" svg:y2="25.219cm">
          <text:p/>
        </draw:line>
        <draw:frame draw:style-name="gr8" draw:text-style-name="P5" draw:layer="layout" svg:width="4.754cm" svg:height="0.679cm" svg:x="8.985cm" svg:y="24.239cm">
          <draw:text-box>
            <text:p><text:span text:style-name="T6">Recommended Sequence</text:span></text:p>
          </draw:text-box>
        </draw:frame>
        <draw:frame draw:style-name="gr9" draw:text-style-name="P5" draw:layer="layout" svg:width="3.707cm" svg:height="0.679cm" svg:x="8.985cm" svg:y="24.88cm">
          <draw:text-box>
            <text:p><text:span text:style-name="T6">Optional Sequences</text:span></text:p>
          </draw:text-box>
        </draw:frame>
        <draw:frame draw:style-name="gr2" draw:text-style-name="P6" draw:layer="layout" svg:width="3.175cm" svg:height="1.045cm" svg:x="24.13cm" svg:y="0.752cm">
          <draw:text-box>
            <text:p text:style-name="P6"><text:span text:style-name="T7">8 April 2013</text:span></text:p>
          </draw:text-box>
        </draw:frame>
        <draw:custom-shape draw:style-name="gr4" draw:text-style-name="P3" xml:id="id6" draw:id="id6" draw:layer="layout" svg:width="5.08cm" svg:height="2.54cm" svg:x="7.99cm" svg:y="9.23cm">
          <text:p text:style-name="P1"><text:span text:style-name="T4">Rviz Motion Planning Plugin</text:span></text:p>
          <text:p text:style-name="P1"><text:span text:style-name="T8">GUI for creating planning scenes with obstacles, saving robot start and goal states</text:span></text:p>
          <draw:enhanced-geometry svg:viewBox="0 0 21600 21600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xml:id="id4" draw:id="id4" draw:layer="layout" svg:width="5.08cm" svg:height="2.54cm" svg:x="15.114cm" svg:y="4.885cm">
          <text:p text:style-name="P1"><text:span text:style-name="T4">Warehouse</text:span></text:p>
          <text:p text:style-name="P1"><text:span text:style-name="T8">Stores planning scenes, robot states, start and goal queries</text:span></text:p>
          <draw:enhanced-geometry svg:viewBox="0 0 21600 21600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3" xml:id="id7" draw:id="id7" draw:layer="layout" svg:width="5.08cm" svg:height="2.54cm" svg:x="19.82cm" svg:y="8.49cm">
          <text:p text:style-name="P1"><text:span text:style-name="T4">Benchmarking Tool</text:span></text:p>
          <text:p text:style-name="P1"><text:span text:style-name="T8">GUI for creating benchmark .config files using scenes, start states and queries from the warehouse.</text:span></text:p>
          <draw:enhanced-geometry svg:viewBox="0 0 21600 21600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xml:id="id11" draw:id="id11" draw:layer="layout" svg:width="5.08cm" svg:height="2.54cm" svg:x="17.145cm" svg:y="19.685cm">
          <text:p text:style-name="P1"><text:span text:style-name="T4">Benchmark Result Visualizer</text:span></text:p>
          <text:p text:style-name="P1"><text:span text:style-name="T8">Script for creating PDF plots from .log file results from the benchmark server</text:span></text:p>
          <draw:enhanced-geometry svg:viewBox="0 0 21600 21600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xml:id="id2" draw:id="id2" draw:layer="layout" svg:width="5.08cm" svg:height="2.54cm" svg:x="7.99cm" svg:y="2.98cm">
          <text:p text:style-name="P1"><text:span text:style-name="T4">Warehouse Import From Text</text:span></text:p>
          <text:p text:style-name="P1"><text:span text:style-name="T8">Tool to import queries from a text file to the warehouse database</text:span></text:p>
          <draw:enhanced-geometry svg:viewBox="0 0 21600 21600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xml:id="id5" draw:id="id5" draw:layer="layout" svg:width="5.08cm" svg:height="2.54cm" svg:x="7.99cm" svg:y="6.155cm">
          <text:p text:style-name="P1"><text:span text:style-name="T4">Warehouse Save As Text</text:span></text:p>
          <text:p text:style-name="P1"><text:span text:style-name="T8">Tool to export queries from the warehouse database to a text file</text:span></text:p>
          <draw:enhanced-geometry svg:viewBox="0 0 21600 21600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xml:id="id8" draw:id="id8" draw:layer="layout" svg:width="4.978cm" svg:height="1.095cm" svg:x="17.165cm" svg:y="12.17cm">
          <text:p text:style-name="P1"><text:span text:style-name="T9">.</text:span><text:span text:style-name="T5">cfg</text:span><text:span text:style-name="T9"> </text:span></text:p>
          <text:p text:style-name="P1"><text:span text:style-name="T9">Benchmark Config File</text:span></text:p>
          <draw:enhanced-geometry svg:viewBox="0 0 21600 21600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xml:id="id10" draw:id="id10" draw:layer="layout" svg:width="4.978cm" svg:height="1.095cm" svg:x="17.196cm" svg:y="17.78cm">
          <text:p text:style-name="P1"><text:span text:style-name="T9">.</text:span><text:span text:style-name="T5">log</text:span><text:span text:style-name="T9"> </text:span></text:p>
          <text:p text:style-name="P1"><text:span text:style-name="T9">Benchmark Results Fil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xml:id="id12" draw:id="id12" draw:layer="layout" svg:width="4.978cm" svg:height="1.095cm" svg:x="17.196cm" svg:y="23.035cm">
          <text:p text:style-name="P1"><text:span text:style-name="T9">.</text:span><text:span text:style-name="T5">pdf</text:span><text:span text:style-name="T9"> </text:span></text:p>
          <text:p text:style-name="P1"><text:span text:style-name="T9">Benchmark Plot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xml:id="id3" draw:id="id3" draw:layer="layout" svg:width="4.978cm" svg:height="1.095cm" svg:x="0.787cm" svg:y="7.325cm">
          <text:p text:style-name="P1"><text:span text:style-name="T5">.queries</text:span><text:span text:style-name="T9"> </text:span></text:p>
          <text:p text:style-name="P1"><text:span text:style-name="T9">Start and Queries File</text:span></text:p>
          <draw:enhanced-geometry svg:viewBox="0 0 21600 21600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xml:id="id1" draw:id="id1" draw:layer="layout" svg:width="4.978cm" svg:height="1.095cm" svg:x="0.787cm" svg:y="5.88cm">
          <text:p text:style-name="P1"><text:span text:style-name="T5">.scene</text:span><text:span text:style-name="T9"> </text:span></text:p>
          <text:p text:style-name="P1"><text:span text:style-name="T9">Planning Scene File</text:span></text:p>
          <draw:enhanced-geometry svg:viewBox="0 0 21600 21600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1" draw:text-style-name="P1" draw:layer="layout" draw:type="line" svg:x1="5.765cm" svg:y1="6.427cm" svg:x2="7.99cm" svg:y2="4.25cm" draw:start-shape="id1" draw:start-glue-point="1" draw:end-shape="id2" svg:d="m5765 6427 2225-2177" svg:viewBox="0 0 2226 2178">
          <text:p/>
        </draw:connector>
        <draw:connector draw:style-name="gr11" draw:text-style-name="P1" draw:layer="layout" draw:type="line" svg:x1="5.765cm" svg:y1="7.872cm" svg:x2="7.99cm" svg:y2="4.25cm" draw:start-shape="id3" draw:start-glue-point="1" draw:end-shape="id2" draw:end-glue-point="3" svg:d="m5765 7872 2225-3622" svg:viewBox="0 0 2226 3623">
          <text:p/>
        </draw:connector>
        <draw:connector draw:style-name="gr11" draw:text-style-name="P1" draw:layer="layout" draw:type="line" svg:x1="13.07cm" svg:y1="4.25cm" svg:x2="15.114cm" svg:y2="6.155cm" draw:start-shape="id2" draw:start-glue-point="1" draw:end-shape="id4" draw:end-glue-point="3" svg:d="m13070 4250 2044 1905" svg:viewBox="0 0 2045 1906">
          <text:p/>
        </draw:connector>
        <draw:connector draw:style-name="gr11" draw:text-style-name="P1" draw:layer="layout" draw:type="line" svg:x1="15.114cm" svg:y1="6.155cm" svg:x2="13.07cm" svg:y2="7.425cm" draw:start-shape="id4" draw:start-glue-point="3" draw:end-shape="id5" draw:end-glue-point="1" svg:d="m15114 6155-2044 1270" svg:viewBox="0 0 2045 1271">
          <text:p/>
        </draw:connector>
        <draw:connector draw:style-name="gr11" draw:text-style-name="P1" draw:layer="layout" draw:type="line" svg:x1="7.99cm" svg:y1="7.425cm" svg:x2="5.765cm" svg:y2="6.427cm" draw:start-shape="id5" draw:start-glue-point="3" draw:end-shape="id1" draw:end-glue-point="1" svg:d="m7990 7425-2225-998" svg:viewBox="0 0 2226 999">
          <text:p/>
        </draw:connector>
        <draw:connector draw:style-name="gr11" draw:text-style-name="P1" draw:layer="layout" draw:type="line" svg:x1="7.99cm" svg:y1="7.425cm" svg:x2="5.765cm" svg:y2="7.872cm" draw:start-shape="id5" draw:start-glue-point="3" draw:end-shape="id3" draw:end-glue-point="1" svg:d="m7990 7425-2225 447" svg:viewBox="0 0 2226 448">
          <text:p/>
        </draw:connector>
        <draw:connector draw:style-name="gr11" draw:text-style-name="P1" draw:layer="layout" draw:type="line" svg:x1="7.99cm" svg:y1="10.5cm" svg:x2="5.765cm" svg:y2="6.427cm" draw:start-shape="id6" draw:start-glue-point="3" draw:end-shape="id1" draw:end-glue-point="1" svg:d="m7990 10500-2225-4073" svg:viewBox="0 0 2226 4074">
          <text:p/>
        </draw:connector>
        <draw:connector draw:style-name="gr11" draw:text-style-name="P1" draw:layer="layout" draw:type="line" svg:x1="5.765cm" svg:y1="6.427cm" svg:x2="7.99cm" svg:y2="10.5cm" draw:start-shape="id1" draw:start-glue-point="1" draw:end-shape="id6" svg:d="m5765 6427 2225 4073" svg:viewBox="0 0 2226 4074">
          <text:p/>
        </draw:connector>
        <draw:connector draw:style-name="gr12" draw:text-style-name="P1" draw:layer="layout" draw:type="line" svg:x1="13.07cm" svg:y1="10.5cm" svg:x2="15.114cm" svg:y2="6.155cm" draw:start-shape="id6" draw:start-glue-point="1" draw:end-shape="id4" svg:d="m13070 10500 2044-4345" svg:viewBox="0 0 2045 4346">
          <text:p/>
        </draw:connector>
        <draw:connector draw:style-name="gr11" draw:text-style-name="P1" draw:layer="layout" draw:type="line" svg:x1="17.654cm" svg:y1="7.425cm" svg:x2="22.36cm" svg:y2="8.49cm" draw:start-shape="id4" draw:start-glue-point="2" draw:end-shape="id7" draw:end-glue-point="0" svg:d="m17654 7425 4706 1065" svg:viewBox="0 0 4707 1066">
          <text:p/>
        </draw:connector>
        <draw:connector draw:style-name="gr11" draw:text-style-name="P1" draw:layer="layout" draw:type="line" svg:x1="22.36cm" svg:y1="11.03cm" svg:x2="19.654cm" svg:y2="12.17cm" draw:start-shape="id7" draw:start-glue-point="2" draw:end-shape="id8" draw:end-glue-point="0" svg:d="m22360 11030-2706 1140" svg:viewBox="0 0 2707 1141">
          <text:p/>
        </draw:connector>
        <draw:custom-shape draw:style-name="gr4" draw:text-style-name="P3" xml:id="id9" draw:id="id9" draw:layer="layout" svg:width="5.08cm" svg:height="2.54cm" svg:x="17.145cm" svg:y="14.27cm">
          <text:p text:style-name="P1"><text:span text:style-name="T4">Benchmark</text:span></text:p>
          <text:p text:style-name="P1"><text:span text:style-name="T8">Run benchmarks by passing in .cfg files that specify what scenes, goals and states to test</text:span></text:p>
          <draw:enhanced-geometry svg:viewBox="0 0 21600 21600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3" draw:text-style-name="P1" draw:layer="layout" draw:type="line" svg:x1="19.654cm" svg:y1="13.265cm" svg:x2="19.685cm" svg:y2="14.27cm" draw:start-shape="id8" draw:start-glue-point="2" draw:end-shape="id9" draw:end-glue-point="0" svg:d="m19654 13265 31 1005" svg:viewBox="0 0 32 1006">
          <text:p/>
        </draw:connector>
        <draw:connector draw:style-name="gr13" draw:text-style-name="P1" draw:layer="layout" draw:type="line" svg:x1="19.685cm" svg:y1="18.875cm" svg:x2="19.685cm" svg:y2="19.685cm" draw:start-shape="id10" draw:start-glue-point="2" draw:end-shape="id11" draw:end-glue-point="0" svg:d="m19685 18875v810" svg:viewBox="0 0 1 811">
          <text:p/>
        </draw:connector>
        <draw:connector draw:style-name="gr13" draw:text-style-name="P1" draw:layer="layout" draw:type="line" svg:x1="19.685cm" svg:y1="22.225cm" svg:x2="19.685cm" svg:y2="23.035cm" draw:start-shape="id11" draw:start-glue-point="2" draw:end-shape="id12" draw:end-glue-point="0" svg:d="m19685 22225v810" svg:viewBox="0 0 1 811">
          <text:p/>
        </draw:connector>
        <draw:custom-shape draw:style-name="gr4" draw:text-style-name="P3" xml:id="id13" draw:id="id13" draw:layer="layout" svg:width="5.08cm" svg:height="2.54cm" svg:x="14.319cm" svg:y="8.489cm">
          <text:p text:style-name="P1"><text:span text:style-name="T4">User Generated .cfg files</text:span></text:p>
          <text:p text:style-name="P1"><text:span text:style-name="T8">Create By Hand</text:span></text:p>
          <draw:enhanced-geometry svg:viewBox="0 0 21600 21600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3" draw:text-style-name="P1" draw:layer="layout" draw:type="line" svg:x1="16.859cm" svg:y1="11.029cm" svg:x2="19.654cm" svg:y2="12.17cm" draw:start-shape="id13" draw:start-glue-point="2" draw:end-shape="id8" draw:end-glue-point="0" svg:d="m16859 11029 2795 1141" svg:viewBox="0 0 2796 1142">
          <text:p/>
        </draw:connector>
        <draw:frame draw:style-name="gr14" draw:text-style-name="P7" draw:layer="layout" svg:width="3.33cm" svg:height="0.717cm" svg:x="22.705cm" svg:y="7.873cm">
          <draw:text-box>
            <text:p><text:span text:style-name="T10">In development</text:span></text:p>
          </draw:text-box>
        </draw:frame>
        <draw:connector draw:style-name="gr15" draw:text-style-name="P1" draw:layer="layout" draw:type="line" svg:x1="19.685cm" svg:y1="16.81cm" svg:x2="19.685cm" svg:y2="17.78cm" draw:start-shape="id9" draw:start-glue-point="2" draw:end-shape="id10" draw:end-glue-point="0" svg:d="m19685 16810v970" svg:viewBox="0 0 1 971">
          <text:p/>
        </draw:connector>
        <draw:frame draw:style-name="gr14" draw:text-style-name="P7" draw:layer="layout" svg:width="3.33cm" svg:height="0.717cm" svg:x="20.02cm" svg:y="13.688cm">
          <draw:text-box>
            <text:p><text:span text:style-name="T10">In developmen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marker draw:name="Arrow" svg:viewBox="0 0 20 30" svg:d="m10 0-10 30h20z"/>
    <draw:marker draw:name="Arrowheads_20_1" draw:display-name="Arrowheads 1" svg:viewBox="0 0 1131 902" svg:d="m564 0-564 902h1131z"/>
    <draw:stroke-dash draw:name="Dash_20_1" draw:display-name="Dash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000080" draw:marker-start-width="0.3cm" draw:marker-start-center="false" draw:marker-end-width="0.3cm" draw:marker-end-center="false" draw:stroke-linejoin="round" draw:fill="solid" draw:fill-color="#99ccff" draw:fill-gradient-name="Gradient_20_7" draw:fill-hatch-name="Hatch_20_4" draw:fill-image-name="Bitmape_20_5" draw:fill-image-width="0cm" draw:fill-image-height="0cm" fo:padding-top="0.102cm" fo:padding-bottom="0.102cm" fo:padding-left="0.102cm" fo:padding-right="0.102cm" fo:wrap-option="wrap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635cm" fo:margin-bottom="0.635cm" fo:margin-left="0.635cm" fo:margin-right="0.635cm" fo:page-width="27.94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David Coleman</meta:initial-creator>
    <meta:creation-date>2012-06-07T17:00:39</meta:creation-date>
    <dc:date>2013-04-08T16:32:56</dc:date>
    <dc:creator>Dave Coleman</dc:creator>
    <meta:editing-duration>P1DT8H9M49S</meta:editing-duration>
    <meta:editing-cycles>39</meta:editing-cycles>
    <meta:generator>LibreOffice/3.5$Linux_X86_64 LibreOffice_project/350m1$Build-2</meta:generator>
    <meta:printed-by>David Coleman</meta:printed-by>
    <meta:print-date>2013-03-24T22:32:39</meta:print-date>
    <meta:document-statistic meta:object-count="41"/>
  </office:meta>
</office:document-meta>
</file>